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E0000021FC6B91E824E00DC7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33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7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182cm" svg:x="0.706cm" svg:y="0.409cm">
          <draw:image xlink:href="Pictures/10000001000002EE0000021FC6B91E824E00DC79.png" xlink:type="simple" xlink:show="embed" xlink:actuate="onLoad" draw:mime-type="image/png">
            <text:p/>
          </draw:image>
        </draw:frame>
        <draw:custom-shape draw:style-name="gr2" draw:text-style-name="P2" draw:layer="layout" svg:width="6.033cm" svg:height="2.54cm" svg:x="7.602cm" svg:y="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33cm" svg:height="2.54cm" svg:x="13.952cm" svg:y="4.4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33cm" svg:height="2.222cm" svg:x="7.484cm" svg:y="1.57cm">
          <draw:text-box>
            <text:p text:style-name="P1">YOUR <text:s/>DIGITAL FILTER DESIGN</text:p>
          </draw:text-box>
        </draw:frame>
        <draw:frame draw:style-name="gr4" draw:text-style-name="P3" draw:layer="layout" svg:width="3.81cm" svg:height="1.427cm" svg:x="15.014cm" svg:y="3.904cm">
          <draw:text-box>
            <text:p text:style-name="P1"><text:span text:style-name="T1">Clean ECG sign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1:35:45.642396917</dc:date>
    <meta:editing-duration>PT40M15S</meta:editing-duration>
    <meta:editing-cycles>1</meta:editing-cycles>
    <meta:document-statistic meta:object-count="5"/>
    <meta:generator>LibreOffice/7.6.2.1$Linux_X86_64 LibreOffice_project/60$Build-1</meta:generator>
  </office:meta>
</office:document-meta>
</file>